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566d9e"/>
    </style:style>
    <style:style style:name="P6" style:family="paragraph" style:parent-style-name="paragraph">
      <style:text-properties officeooo:rsid="00337676" officeooo:paragraph-rsid="005ac0d7"/>
    </style:style>
    <style:style style:name="P7" style:family="paragraph" style:parent-style-name="paragraph">
      <style:text-properties officeooo:rsid="003c42e0" officeooo:paragraph-rsid="003c42e0"/>
    </style:style>
    <style:style style:name="P8" style:family="paragraph" style:parent-style-name="paragraph">
      <style:text-properties officeooo:paragraph-rsid="0067fdfa"/>
    </style:style>
    <style:style style:name="P9" style:family="paragraph" style:parent-style-name="paragraph">
      <style:text-properties officeooo:rsid="0067fdfa"/>
    </style:style>
    <style:style style:name="P10" style:family="paragraph" style:parent-style-name="paragraph">
      <style:text-properties officeooo:rsid="0067fdfa" officeooo:paragraph-rsid="0067fdfa"/>
    </style:style>
    <style:style style:name="P11" style:family="paragraph" style:parent-style-name="paragraph">
      <style:text-properties officeooo:paragraph-rsid="006932f4"/>
    </style:style>
    <style:style style:name="P12" style:family="paragraph" style:parent-style-name="paragraph">
      <style:text-properties officeooo:paragraph-rsid="006a68d4"/>
    </style:style>
    <style:style style:name="P13" style:family="paragraph" style:parent-style-name="paragraph">
      <style:text-properties officeooo:paragraph-rsid="006e60f3"/>
    </style:style>
    <style:style style:name="P14" style:family="paragraph" style:parent-style-name="paragraph">
      <style:text-properties officeooo:paragraph-rsid="00704cb7"/>
    </style:style>
    <style:style style:name="P15" style:family="paragraph" style:parent-style-name="paragraph">
      <style:text-properties officeooo:paragraph-rsid="00707f84"/>
    </style:style>
    <style:style style:name="P16" style:family="paragraph" style:parent-style-name="paragraph">
      <style:text-properties officeooo:paragraph-rsid="0071a4d7"/>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5bfaa1"/>
    </style:style>
    <style:style style:name="T6" style:family="text">
      <style:text-properties officeooo:rsid="005f368c"/>
    </style:style>
    <style:style style:name="T7" style:family="text">
      <style:text-properties officeooo:rsid="0067fdfa"/>
    </style:style>
    <style:style style:name="T8" style:family="text">
      <style:text-properties officeooo:rsid="006932f4"/>
    </style:style>
    <style:style style:name="T9" style:family="text">
      <style:text-properties officeooo:rsid="006a68d4"/>
    </style:style>
    <style:style style:name="T10" style:family="text">
      <style:text-properties officeooo:rsid="006c65fc"/>
    </style:style>
    <style:style style:name="T11" style:family="text">
      <style:text-properties officeooo:rsid="006e60f3"/>
    </style:style>
    <style:style style:name="T12" style:family="text">
      <style:text-properties officeooo:rsid="00704cb7"/>
    </style:style>
    <style:style style:name="T13" style:family="text">
      <style:text-properties officeooo:rsid="00707f84"/>
    </style:style>
    <style:style style:name="T14" style:family="text">
      <style:text-properties officeooo:rsid="0071a4d7"/>
    </style:style>
    <style:style style:name="T15" style:family="text">
      <style:text-properties officeooo:rsid="00730213"/>
    </style:style>
    <style:style style:name="T16" style:family="text">
      <style:text-properties officeooo:rsid="0073aa27"/>
    </style:style>
    <style:style style:name="T17" style:family="text">
      <style:text-properties officeooo:rsid="007483f8"/>
    </style:style>
    <style:style style:name="T18" style:family="text">
      <style:text-properties officeooo:rsid="007a0a91"/>
    </style:style>
    <style:style style:name="T19" style:family="text">
      <style:text-properties officeooo:rsid="007d84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text:span><text:soft-page-break/><text:span text:style-name="T1">Automatisierungssoftware lediglich die Methodik zur Verfügung stellt, um von einer definierten Eingabe zur gewünschten Ausgabe zu gelangen, womit der Prozess beliebig oft auf dieselben oder </text:span><text:span text:style-name="T1">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pan text:style-name="T2">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7">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aragraph"><text:soft-page-break/><text:span text:style-name="T1">Die entwickelte Software besteht sowohl aus </text:span><text:span text:style-name="keyword"><text:span text:style-name="T1">Online- als auch Offline</text:span></text:span><text:span text:style-name="T8">-Teilen.</text:span> D<text:span text:style-name="T1">ie Ausführbarkeit der Programme auf dem lokalen Rechner ist wichtig, um die Hoheit über die eigene </text:span><text:span text:style-name="T1">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5"><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pan text:style-name="T3">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6"><text:span text:style-name="T4">Eine </text:span><text:span text:style-name="keyword"><text:span text:style-name="T4">Diskriminierung</text:span></text:span><text:span text:style-name="T4"> findet nicht statt. Inhaltliche, personelle, qualitative (nutzungsrechtliche und technische Anforderungen ausgenommen), qua</text:span><text:span text:style-name="T5">ntitative</text:span><text:span text:style-name="T4">, </text:span><text:span text:style-name="T6">gestalterische, </text:span><text:span text:style-name="T4">strategische und kommerzielle Präferenzen werden nicht besonders berücksichtigt, sondern sind den handelnden Personen eigenverantwortlich anheim gestellt.</text:span></text:p>
      <text:p text:style-name="chapter_5f_heading">Installationsanweisungen</text:p>
      <text:p text:style-name="P1"><text:span text:style-name="T7">Neben der Möglichkeit, die Programme der Werkzeugkiste aus dem Quellcode zu kompilieren, werden unter </text:span><text:a xlink:type="simple" xlink:href="http://www.publishing-systems.org/downloads.php"><text:span text:style-name="T7">publishing-systems.org/downloads.php</text:span></text:a><text:span text:style-name="T7"> vorbereitete Download-Packages angeboten. Da für die Ausführung eine Java-VM benötigt wird, sollte mittels des Befehls </text:span></text:p>
      <text:p text:style-name="P9">java -version</text:p>
      <text:p text:style-name="P8"><text:span text:style-name="T7">ermittelt werden, ob eine oder welche Java-VM auf dem System bereits installiert ist. Unterstützt wird Java 1.6 und höher. Weil die Verwendbarkeit der Werkzeugkiste für die </text:span><text:a xlink:type="simple" xlink:href="https://www.gnu.org/distros/free-distros.html"><text:span text:style-name="T7">100% freien Distributionen des GNU-Betriebssystems</text:span></text:a><text:span text:style-name="T7"> stets gewährleistet werden soll, insbesondere aber </text:span><text:a xlink:type="simple" xlink:href="http://www.gnewsense.org/"><text:span text:style-name="T7">gNewSense</text:span></text:a><text:span text:style-name="T7"> als Referenzsystem gelten kann, wäre, sofern noch nicht vorhanden, die Java Runtime </text:span><text:soft-page-break/><text:span text:style-name="T7">Environment des </text:span><text:a xlink:type="simple" xlink:href="http://openjdk.java.net/"><text:span text:style-name="T7">OpenJDKs</text:span></text:a><text:span text:style-name="T7"> mittels </text:span></text:p>
      <text:p text:style-name="P9">apt-get install openjdk-6-jre</text:p>
      <text:p text:style-name="P10">zu installieren. Nachdem das Download-Package mit der höchsten Versionsnummer heruntergeladen und entpackt wurde, ist das Shell-Script </text:p>
      <text:p text:style-name="P10">$/workflows/run_setup1.sh</text:p>
      <text:p text:style-name="P10">auszuführen, woraufhin anschließend die einzelnen Tools und Workflows direkt oder über das dazugehörige Shell-Script aufgerufen werden können. </text:p>
      <text:p text:style-name="P8"><text:span text:style-name="T7">Sobald PDFs erzeugt werden sollen, ist auch ein installiertes </text:span><text:a xlink:type="simple" xlink:href="https://de.wikipedia.org/wiki/LaTeX"><text:span text:style-name="T7">LaTeX</text:span></text:a><text:span text:style-name="T7">-Satzsystem erforderlich, dessen pdflatex-Programm aufgerufen wird. Mit </text:span></text:p>
      <text:p text:style-name="P10">apt-get install texlive-latex-base </text:p>
      <text:p text:style-name="P10">apt-get install texlive-latex-memoir </text:p>
      <text:p text:style-name="P10">apt-get install texlive-lang-german</text:p>
      <text:p text:style-name="P10">können die benötigten Pakete eingerichtet werden. </text:p>
      <text:p text:style-name="P10">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aragraph_5f_first"><text:span text:style-name="keyword"><text:span text:style-name="T8">csv2xml1</text:span></text:span><text:span text:style-name="T8"> unter $/csv2xml/csv2xml1/ ist ein Programm, welches eine </text:span><text:a xlink:type="simple" xlink:href="https://de.wikipedia.org/wiki/CSV_(Dateiformat)"><text:span text:style-name="T8">CSV-Datei</text:span></text:a><text:span text:style-name="T8">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verwendet wird. Auch zu sehen in </text:span><text:a xlink:type="simple" xlink:href="http://vimeo.com/117062886"><text:span text:style-name="T8">Workshop csv2all: Beschreibung Ausgangssituation</text:span></text:a><text:span text:style-name="T8">.</text:span></text:p>
      <text:p text:style-name="P11"><text:span text:style-name="keyword"><text:span text:style-name="T8">csv2xml2</text:span></text:span><text:span text:style-name="T8">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11"><text:span text:style-name="keyword"><text:span text:style-name="T8">epub2html1</text:span></text:span><text:span text:style-name="T8"> unter $/epub2html/epub2html1/ leistet wenig mehr, als eine EPUB2-Datei zu entpacken. Obwohl eigentlich ein Zip-Programm für die Bewältigung dieser Aufgabe völlig ausreichen würde, hat epub2html1 den Effekt, dass die internen Dateien zur Organisation des </text:span><text:soft-page-break/><text:span text:style-name="T8">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text:span><text:span text:style-name="T8">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1"><text:span text:style-name="keyword"><text:span text:style-name="T8">epub2html1_config_create_new1</text:span></text:span><text:span text:style-name="T8">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1"><text:span text:style-name="keyword"><text:span text:style-name="T8">file_picker1</text:span></text:span><text:span text:style-name="T8"> unter $/gui/file_picker/file_picker1/ dient der Workflow-Unterstützung, indem ein Dateiauswahl-Dialog bereitgestellt wird, dessen anzuzeigende Dateitypen über eine Konfigurationsdatei festgelegt werden können. </text:span><text:span text:style-name="T19">Neben der Dateitypen-Konfigurationsdatei kann das Verzeichnis, auf dem der Dialog zu Beginn stehen soll, per Kommandozeile mitgegeben werden. </text:span><text:span text:style-name="T8">Ist eine Auswahl erfolgt, wird der absolute Pfad der ausgewählten Datei auf stdout ausgegeben. Abseits der Aufrufe durch andere Tools und Workflows gibt es keinen Verwendungszweck für file_picker1.</text:span></text:p>
      <text:p text:style-name="P13"><text:span text:style-name="keyword"><text:span text:style-name="T11">html2epub1</text:span></text:span><text:span text:style-name="T11">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werden ebenso wie das Ausgabe-Verzeichnis, in welchem bei Erfolg eine out.epub abgestellt wird. Das Ausgabe-Verzeichnis muss bereits existieren, außerdem werden dort die Bestandteile des EPUBs ebenfalls abgelegt. Ferner können in der Konfigurationsdatei die Metadaten des EPUBs </text:span><text:span text:style-name="T11">angegeben sowie eine Validierung der Eingabedateien deaktiviert oder wieder aktiviert werden, letzteres ist dringend zu empfehlen.</text:span></text:p>
      <text:p text:style-name="P13"><text:span text:style-name="keyword"><text:span text:style-name="T11">html2epub1_config_create_new</text:span></text:span><text:span text:style-name="T11">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3"><text:span text:style-name="keyword"><text:span text:style-name="T11">html2epub1_config_file_setup</text:span></text:span><text:span text:style-name="T11">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4"><text:soft-page-break/><text:span text:style-name="keyword"><text:span text:style-name="T12">html2epub1_config_metadata_editor</text:span></text:span><text:span text:style-name="T12"> unter </text:span><text:span text:style-name="T12">$/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text:span><text:span text:style-name="T12">alle Icons grün sind, kann mit „Save“ gespeichert werden. Ein Verlassen mit „Exit“ speichert die Änderungen nicht!</text:span></text:p>
      <text:p text:style-name="P15"><text:span text:style-name="keyword"><text:span text:style-name="T13">html2epub1_config_merge1</text:span></text:span><text:span text:style-name="T13">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6"><text:span text:style-name="keyword"><text:span text:style-name="T14">html_prepare4latex1</text:span></text:span><text:span text:style-name="T14"> unter $/html2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html2latex/html_prepare4latex1/entities/ die Datei config_xhtml1-strict.xml nach config.xml kopiert werden muss, damit der Aufruf erfolgreich sein kann.</text:span></text:p>
      <text:p text:style-name="P17"><text:span text:style-name="keyword"><text:span text:style-name="T15">html2wordpress1</text:span></text:span><text:span text:style-name="T15"> unter $/html2wordpress/html2wordpress1/ übermittelt eine XHTML-Datei an eine WordPress-Installation. Eine Internet-Verbindung ist erforderlich, ebenso muss seitens der </text:span><text:span text:style-name="T15">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5">„Secure XML-RPC“-Plugin</text:span></text:a><text:span text:style-name="T15">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text:span><text:soft-page-break/><text:span text:style-name="T15">angelegt) festgelegt werden. Es findet eine Validierung der Eingabe-XHTML-Datei statt. </text:span><text:span text:style-name="T15">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5">html2wordpress1_jobfile_create_new1</text:span></text:span><text:span text:style-name="T15">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1"><text:span text:style-name="keyword"><text:span text:style-name="T8">html_attributeanalyzer1</text:span></text:span><text:span text:style-name="T8">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2"><text:span text:style-name="keyword"><text:span text:style-name="T9">html_attributereplace1</text:span></text:span><text:span text:style-name="T9"> unter $/html_attributereplace/html_attributereplace1/ ersetzt Werte von Attributen in einer XHTML-Datei aufgrund einer Mapping-Konfigurationsdatei, wo die zu ersetzenden Attributwerte über den Element- und Attributnamen spezifiziert werden. Das Programm </text:span><text:span text:style-name="T9">wird bisher in keinem Workflow eingesetzt. </text:span></text:p>
      <text:p text:style-name="P12"><text:span text:style-name="keyword"><text:span text:style-name="T9">html_concatenate1</text:span></text:span><text:span text:style-name="T9">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text:span><text:span text:style-name="T9">HTML-Kopfdatendatei angegeben wird, werden die Kopfdaten der ersten angegebenen XHTML-Datei herangezogen. </text:span></text:p>
      <text:p text:style-name="P12"><text:span text:style-name="keyword"><text:span text:style-name="T9">html_flat2hierarchical1</text:span></text:span><text:span text:style-name="T9">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text:span><text:span text:style-name="T10">Auflösung der XHTML-DTDs</text:span><text:span text:style-name="T9"> noch nicht, sodass im Unterverzeichnis $/html_flat2hierarchical/html_flat2hierarchical1/entities/ die Datei </text:span><text:soft-page-break/><text:span text:style-name="T9">config_xhtml1-strict.xml nach config.xml kopiert werden muss, damit der Aufruf für XHTML 1.0 </text:span><text:span text:style-name="T9">Strict erfolgreich </text:span><text:span text:style-name="T10">sein kann</text:span><text:span text:style-name="T9">. </text:span></text:p>
      <text:p text:style-name="P12"><text:span text:style-name="keyword"><text:span text:style-name="T9">html_split1</text:span></text:span><text:span text:style-name="T9"> unter $/html_split/html_split1/ teilt eine XHTML-Eingabedatei in mehrere Ausgabedateien auf, wobei die Aufteilungskriterien in einer Konfigurationsdatei spezifiziert </text:span><text:span text:style-name="T9">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g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18"><text:span text:style-name="keyword"><text:span text:style-name="T16">odt2html1</text:span></text:span><text:span text:style-name="T16">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8">schemavalidator1</text:span></text:span><text:span text:style-name="T18"> unter $/schemavalidator/schemavalidator1/ </text:span><text:span text:style-name="T16">ist ein Wrapper, um mithilfe der Java-Standardlibrary eine X</text:span><text:span text:style-name="T18">ML-Schema-Validierung</text:span><text:span text:style-name="T16"> durchführen zu können, ohne ein externes Programm dafür aufrufen zu müssen. </text:span><text:span text:style-name="T18">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18"><text:span text:style-name="keyword"><text:span text:style-name="T16">txtreplace1</text:span></text:span><text:span text:style-name="T16"> unter $/txtreplace/txtreplace1/ nimmt eine einfache Textersetzung vor, wo die zu ersetzenden und ersetzenden Zeichen über eine Konfigurationsdatei festgelegt werden. Da die Konfigurationsdatei in XML verfasst ist, können XML-Tags in XML-Dateien damit nicht ersetzt </text:span><text:span text:style-name="T16">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text:span></text:p>
      <text:p text:style-name="P18"><text:span text:style-name="keyword"><text:span text:style-name="T16">unzip1</text:span></text:span><text:span text:style-name="T16"> unter $/unzip/unzip1/ ist ein primitiver Wrapper, um mithilfe der Java-Standardlibrary ein Zip-Archiv entpacken zu können, ohne ein externes Programm dafür aufrufen zu müssen. </text:span></text:p>
      <text:p text:style-name="P18"><text:span text:style-name="keyword"><text:span text:style-name="T16">html2epub1-Workflow</text:span></text:span><text:span text:style-name="T16">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text:span><text:soft-page-break/><text:span text:style-name="T16">aus $/odt2html/templates/template1/ in die einzelnen Bestandteile zerlegt, welche dann von </text:span><text:span text:style-name="T16">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text:span><text:span text:style-name="T16">$/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6">html2pdf1-Workflow</text:span></text:span><text:span text:style-name="T16">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6">odt2all1-Workflow</text:span></text:span><text:span text:style-name="T16">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6">odt2all2-Workflow</text:span></text:span><text:span text:style-name="T16"> unter $/workflows/ ergänzt odt2all1-Workflow um grafische Dialoge zur Bedienung des Workflows, wo zuerst die odt2all1-Konfigurationsdatei ausgewählt oder neu angelegt wird, um dann mit odt2all1_config_edit2 aus $/workflows/gui/odt2all1_config_edit2/ die </text:span><text:span text:style-name="T16">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6">odt2epub1-Workflow</text:span></text:span><text:span text:style-name="T16">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oft-page-break/><text:span text:style-name="keyword"><text:span text:style-name="T16">odt2epub2-Workflow</text:span></text:span><text:span text:style-name="T16"> unter $/workflows/ unterscheidet sich von odt2epub1-Workflow nur </text:span><text:span text:style-name="T16">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6">odt2epub3-Workflow</text:span></text:span><text:span text:style-name="T16">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text:span><text:span text:style-name="T16">dann mit html_concatenate1 zusammengefügt werden, html2epub1-Workflow packt dann zu EPUB2 zusammen. </text:span></text:p>
      <text:p text:style-name="P18"><text:span text:style-name="keyword"><text:span text:style-name="T16">odt2html1-Workflow</text:span></text:span><text:span text:style-name="T16"> unter $/workflows/ erzeugt aus einer ODT-Datei, die auf </text:span><text:span text:style-name="T16">$/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6">odt2html2-Workflow</text:span></text:span><text:span text:style-name="T16">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6">odt2pdf1-Workflow</text:span></text:span><text:span text:style-name="T16"> unter $/workflows/ erzeugt aus einer ODT-Datei, die per Kommandozeilenargument oder per Dialog mitgeteilt werden kann, ein PDF, indem zuerst mit xsltransformator1 und /odt2html/templates/template1/prepare4html2latex1_layout1.xsl transformiert wird, um html2pdf1-Workflow aufrufen zu können. </text:span></text:p>
      <text:p text:style-name="P18"><text:span text:style-name="keyword"><text:span text:style-name="T16">odt2pdf2-Workflow</text:span></text:span><text:span text:style-name="T16">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 </text:span></text:p>
      <text:p text:style-name="P18"><text:span text:style-name="keyword"><text:span text:style-name="T16">setup1-Workflow</text:span></text:span><text:span text:style-name="T16"> unter $/workflows richtet die Tool-Sammlung für die Verwendung ein, indem die Dateien aus $/w3c/ in die Verzeichnisse der Tools kopiert werden, damit diese jeweils eigenständig darauf zugreifen können. </text:span></text:p>
      <text:p text:style-name="P18"><text:span text:style-name="keyword"><text:span text:style-name="T16">epub2wordpress1-Workflow</text:span></text:span><text:span text:style-name="T16"> unter $/workflows/epub2wordpress/epub2wordpress1/ entpackt ein EPUB2 mittels epub2html1 aus $/html2epub/html2epub1/, wendet das Stylesheet $/workflows/epub2wordpress/epub2wordpress1/html2wordpress1.xsl mittels xsltransformator1 aus </text:span><text:soft-page-break/><text:span text:style-name="T16">$/xsltransformator/xsltransformator1/ darauf an und übermittelt das Ergebnis an eine WordPress-</text:span><text:span text:style-name="T16">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 </text:span></text:p>
      <text:p text:style-name="P18"><text:span text:style-name="keyword"><text:span text:style-name="T16">odt2all1_config_edit1</text:span></text:span><text:span text:style-name="T16"> unter $/workflows/gui/odt2all1_config_edit1/ dient der Workflow-</text:span><text:span text:style-name="T16">Unterstützung und erlaubt das Auswählen oder Neuanlegen einer odt2all1-Workflow-Konfigurationsdatei, wobei sowohl die Eingabe-ODT-Dateien als auch die html2epub1-Konfigurationsdatei hinterlegt werden können. </text:span></text:p>
      <text:p text:style-name="P18"><text:span text:style-name="keyword"><text:span text:style-name="T16">odt2all1_config_edit2</text:span></text:span><text:span text:style-name="T16"> unter $/workflows/gui/odt2all1_config_edit2/ unterscheidet sich von odt2all1_config_edit1 nur dahingehend, dass die html2epub1-Konfigurationsdatei nicht hinterlegt werden kann (weil z.B. ein Workflow sich darum kümmert). </text:span></text:p>
      <text:p text:style-name="P18"><text:span text:style-name="keyword"><text:span text:style-name="T16">xsltransformator1</text:span></text:span><text:span text:style-name="T16">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6">multitransform1</text:span></text:span><text:span text:style-name="T16">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7">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text:span><text:span text:style-name="T17">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7">https://github.com/publishing-systems/automated_digital_publishing</text:span></text:a><text:span text:style-name="T17"> oder die Download-Packages unter </text:span><text:a xlink:type="simple" xlink:href="http://www.publishing-systems.org/downloads.php"><text:span text:style-name="T17">http://www.publishing-systems.org/downloads.php</text:span></text:a><text:span text:style-name="T17"> handelt, ist sichergestellt, dass der Quellcode mit Java 1.6 und höher sowie mit </text:span><text:a xlink:type="simple" xlink:href="http://openjdk.java.net/"><text:span text:style-name="T17">OpenJDK</text:span></text:a><text:span text:style-name="T17"> kompatibel ist. Die Kompilierbarkeit soll für die </text:span><text:a xlink:type="simple" xlink:href="https://www.gnu.org/distros/free-distros.html"><text:span text:style-name="T17">100% freien Distributionen des GNU-Betriebssystems</text:span></text:a><text:span text:style-name="T17"> gewährleistet werden, wobei insbesondere </text:span><text:a xlink:type="simple" xlink:href="http://www.gnewsense.org/"><text:span text:style-name="T17">gNewSense</text:span></text:a><text:span text:style-name="T17">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text:soft-page-break/>make </text:p>
      <text:p text:style-name="P19">im Wurzelverzeichnis $/. </text:p>
      <text:p text:style-name="P19">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14H15M44S</meta:editing-duration>
    <meta:editing-cycles>98</meta:editing-cycles>
    <meta:initial-creator>Stephan Kreutzer</meta:initial-creator>
    <dc:date>2015-02-03T21:45:01</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2" meta:paragraph-count="81" meta:word-count="4921" meta:character-count="42411"/>
  </office:meta>
</office:document-meta>
</file>